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cbd56" officeooo:paragraph-rsid="000cbd56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cbd56" officeooo:paragraph-rsid="000cbd5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cbd56" officeooo:paragraph-rsid="000e876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0aec" officeooo:paragraph-rsid="000d0ae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e876d" officeooo:paragraph-rsid="000e876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1a4f9" officeooo:paragraph-rsid="0011a4f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1a4f9" officeooo:paragraph-rsid="0011a4f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1a4f9" officeooo:paragraph-rsid="0011c00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11c00b" officeooo:paragraph-rsid="0011c00b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cbd56" officeooo:paragraph-rsid="0011c00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d0aec" officeooo:paragraph-rsid="0011c00b" style:font-size-asian="12.25pt" style:font-size-complex="14pt"/>
    </style:style>
    <style:style style:name="T1" style:family="text">
      <style:text-properties officeooo:rsid="000d0aec"/>
    </style:style>
    <style:style style:name="T2" style:family="text">
      <style:text-properties officeooo:rsid="000e876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876d"/>
    </style:style>
    <style:style style:name="T5" style:family="text">
      <style:text-properties style:text-underline-style="solid" style:text-underline-width="auto" style:text-underline-color="font-color" officeooo:rsid="0011c00b"/>
    </style:style>
    <style:style style:name="T6" style:family="text">
      <style:text-properties officeooo:rsid="00104106"/>
    </style:style>
    <style:style style:name="T7" style:family="text">
      <style:text-properties officeooo:rsid="0011a4f9"/>
    </style:style>
    <style:style style:name="T8" style:family="text">
      <style:text-properties officeooo:rsid="0011c0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Garage Bruno</text:p>
      <text:p text:style-name="P1"/>
      <text:p text:style-name="P2"><text:span text:style-name="T1">1) </text:span><text:span text:style-name="T3">Création d’un nom, de l’identité du garage </text:span><text:span text:style-name="T4">et d’un logo</text:span></text:p>
      <text:p text:style-name="P2"/>
      <text:p text:style-name="P2">- délai : <text:span text:style-name="T2">1</text:span> semaines</text:p>
      <text:p text:style-name="P2">- tarif : 2<text:span text:style-name="T2">5</text:span>0€ <text:span text:style-name="T2">HT</text:span></text:p>
      <text:p text:style-name="P2"/>
      <text:p text:style-name="P4">1.1) A la fin de ces 2 semaines il vous sera proposé 3 logos et 3 noms pour votre entreprise, suite à votre choix ils seront intégrés à votre site .</text:p>
      <text:p text:style-name="P4"/>
      <text:p text:style-name="P4"/>
      <text:p text:style-name="P4">2) <text:span text:style-name="T4">Maquettage du site</text:span></text:p>
      <text:p text:style-name="P4"/>
      <text:p text:style-name="P3">- délai : <text:span text:style-name="T2">2</text:span> semaines</text:p>
      <text:p text:style-name="P3">- tarif : <text:span text:style-name="T2">4</text:span>00€ <text:span text:style-name="T2">HT</text:span></text:p>
      <text:p text:style-name="P3"/>
      <text:p text:style-name="P5">2.1) Le maquettage est la création de de toutes les pages de votre site en version statique, <text:span text:style-name="T6">chacune des fonctionnalités seront détaillées dans une annexe fournie avec la maquette .</text:span></text:p>
      <text:p text:style-name="P5"/>
      <text:p text:style-name="P6">3) <text:span text:style-name="T3">Conception et codage du site</text:span></text:p>
      <text:p text:style-name="P6"><text:span text:style-name="T3"/></text:p>
      <text:p text:style-name="P7">- délai : <text:span text:style-name="T8">3 semaines</text:span></text:p>
      <text:p text:style-name="P7">- tarif : 850€ HT</text:p>
      <text:p text:style-name="P7"/>
      <text:p text:style-name="P7">3.1) La conception du site <text:span text:style-name="T8">avec un CMS (assistant de création de site internet)</text:span> inclut le mode responsive (version : mobile et pc du site) .</text:p>
      <text:p text:style-name="P7"/>
      <text:p text:style-name="P8">- délai : <text:span text:style-name="T8">1 mois</text:span></text:p>
      <text:p text:style-name="P8">- tarif : <text:span text:style-name="T8">1200</text:span>€ HT</text:p>
      <text:p text:style-name="P8"/>
      <text:p text:style-name="P9">3.2) <text:span text:style-name="T7">La conception du site </text:span>sans CMS (assistant de création de site internet)<text:span text:style-name="T7"> inclut le mode responsive (version : mobile et pc du site) </text:span>et elle permet de simplifier la migration et l’évolution des langages du web 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4) <text:span text:style-name="T3">Planning</text:span></text:p>
      <text:p text:style-name="P9"><text:span text:style-name="T3"/></text:p>
      <text:p text:style-name="P10">Création d’un nom, de l’identité du garage <text:span text:style-name="T2">et d’un logo</text:span></text:p>
      <text:p text:style-name="P10"/>
      <text:p text:style-name="P11"><text:span text:style-name="T2">Maquettage du site</text:span></text:p>
      <text:p text:style-name="P11"/>
      <text:p text:style-name="P8"><text:span text:style-name="T2">Conception et codage du site </text:span><text:span text:style-name="T8">avec CMS</text:span></text:p>
      <text:p text:style-name="P8"/>
      <text:p text:style-name="P8"><text:span text:style-name="T8">Conception et codage du site sans CMS</text:span>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09:14:58.262000000</meta:creation-date>
    <dc:date>2021-11-30T11:04:59.447000000</dc:date>
    <meta:editing-duration>PT17M45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21" meta:word-count="218" meta:character-count="1115" meta:non-whitespace-character-count="918"/>
  </office:meta>
</office:document-meta>
</file>